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sans" svg:font-family="gillsans, helvetica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6.509cm"/>
    </style:style>
    <style:style style:name="Table1.B" style:family="table-column">
      <style:table-column-properties style:column-width="10.50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officeooo:rsid="00072d75" officeooo:paragraph-rsid="00072d75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072d75" officeooo:paragraph-rsid="00072d75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072d75" officeooo:paragraph-rsid="0008e86d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072d75" officeooo:paragraph-rsid="000a4328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officeooo:rsid="000c3dc2" officeooo:paragraph-rsid="000c3dc2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officeooo:rsid="000c3dc2" officeooo:paragraph-rsid="000fb5e8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officeooo:rsid="000fb5e8" officeooo:paragraph-rsid="000fb5e8" style:font-size-asian="15.75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5pt" officeooo:rsid="000fb5e8" officeooo:paragraph-rsid="000fb5e8" style:font-size-asian="13.1000003814697pt" style:font-size-complex="15pt"/>
    </style:style>
    <style:style style:name="P9" style:family="paragraph" style:parent-style-name="Table_20_Contents">
      <style:paragraph-properties fo:text-align="start" style:justify-single-word="false"/>
      <style:text-properties fo:font-size="18pt" style:font-size-asian="15.75pt" style:font-size-complex="1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08e86d" style:font-size-asian="15pt" style:font-size-complex="15pt"/>
    </style:style>
    <style:style style:name="T3" style:family="text">
      <style:text-properties fo:font-size="15pt" officeooo:rsid="000a4328" style:font-size-asian="15pt" style:font-size-complex="15pt"/>
    </style:style>
    <style:style style:name="T4" style:family="text">
      <style:text-properties fo:font-size="15pt" officeooo:rsid="000afde1" style:font-size-asian="15pt" style:font-size-complex="15pt"/>
    </style:style>
    <style:style style:name="T5" style:family="text">
      <style:text-properties fo:font-size="15pt" officeooo:rsid="000ddde4" style:font-size-asian="15pt" style:font-size-complex="15pt"/>
    </style:style>
    <style:style style:name="T6" style:family="text">
      <style:text-properties fo:font-size="15pt" officeooo:rsid="000fb5e8" style:font-size-asian="15pt" style:font-size-complex="15pt"/>
    </style:style>
    <style:style style:name="T7" style:family="text">
      <style:text-properties style:font-name="gillsans"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 requirment specification</text:p>
      <text:p text:style-name="P1"/>
      <text:p text:style-name="P2">1.Introduction</text:p>
      <text:p text:style-name="P2"><text:s text:c="3"/>1.1 Purpose</text:p>
      <text:p text:style-name="P2"><text:s text:c="8"/><text:span text:style-name="T1">The purpose of the project is to give the machine the ability to recognize</text:span></text:p>
      <text:p text:style-name="P2"><text:span text:style-name="T1"><text:s text:c="10"/>the basic facial exprssions given by human and learn them over time for <text:s/></text:span></text:p>
      <text:p text:style-name="P3"><text:span text:style-name="T1"><text:s text:c="10"/>performing better recognition in the future incoming data set. </text:span><text:span text:style-name="T2">The system <text:s/></text:span></text:p>
      <text:p text:style-name="P4"><text:span text:style-name="T2"><text:s text:c="10"/>uses </text:span><text:span text:style-name="T3">Artificial </text:span><text:span text:style-name="T2">neural networks </text:span><text:span text:style-name="T3">to model the unsupervised learning.</text:span><text:span text:style-name="T2"> </text:span></text:p>
      <text:p text:style-name="P4"><text:span text:style-name="T2"/></text:p>
      <text:p text:style-name="P4"><text:span text:style-name="T3">1.2 Scope</text:span></text:p>
      <text:p text:style-name="P4"><text:span text:style-name="T3"><text:s text:c="9"/>The scope of the facial expression recognition system extends to </text:span><text:span text:style-name="T4">human emotion analysis to know the mental state and behaviour.</text:span></text:p>
      <text:p text:style-name="P5"><text:span text:style-name="T4">T</text:span><text:span text:style-name="T1">he system can be used in shopping malls to get the feedback.</text:span></text:p>
      <text:p text:style-name="P5"><text:span text:style-name="T1">The system can be used in improving the lie detection systems.</text:span></text:p>
      <text:p text:style-name="P5"><text:span text:style-name="T1">Can be implimented in robotics to better interact with the human and even mimic.</text:span></text:p>
      <text:p text:style-name="P6"><text:span text:style-name="T1">1.3 </text:span><text:span text:style-name="T5">Definations, Acronyms,Abbreviatio</text:span><text:span text:style-name="T6">ns:</text:span></text:p>
      <text:p text:style-name="P7"><text:span text:style-name="T1">Abbreviations:</text:span></text:p>
      <text:p text:style-name="P7"><text:span text:style-name="T1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text:span text:style-name="T5">NN</text:span></text:p>
          </table:table-cell>
          <table:table-cell table:style-name="Table1.B1" office:value-type="string">
            <text:p text:style-name="P6"><text:span text:style-name="T5">Neural network</text:span></text:p>
          </table:table-cell>
        </table:table-row>
        <table:table-row>
          <table:table-cell table:style-name="Table1.A2" office:value-type="string">
            <text:p text:style-name="P6"><text:span text:style-name="T5">CNN</text:span></text:p>
          </table:table-cell>
          <table:table-cell table:style-name="Table1.B2" office:value-type="string">
            <text:p text:style-name="P6"><text:span text:style-name="T5">Convolution neural network</text:span></text:p>
          </table:table-cell>
        </table:table-row>
        <table:table-row>
          <table:table-cell table:style-name="Table1.A2" office:value-type="string">
            <text:p text:style-name="P6"><text:span text:style-name="T5">FER</text:span></text:p>
          </table:table-cell>
          <table:table-cell table:style-name="Table1.B2" office:value-type="string">
            <text:p text:style-name="P6"><text:span text:style-name="T5">Facial expression recognition</text:span>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9"/>
          </table:table-cell>
        </table:table-row>
      </table:table>
      <text:p text:style-name="P6"><text:span text:style-name="T5"/></text:p>
      <text:p text:style-name="P7"><text:span text:style-name="T5">R</text:span><text:span text:style-name="T1">eferences:</text:span></text:p>
      <text:p text:style-name="P7"><text:span text:style-name="T1">1. L. Franco, <text:s/>Alessandro <text:s/>Treves <text:s/>―A Neural <text:s/>Network Facial <text:s/>Expression Recognition <text:s/>System <text:s/>using Unsupervised learning.</text:span></text:p>
      <text:p text:style-name="P7"><text:span text:style-name="T1">2. japanese female facial expression database (JAFFE)</text:span></text:p>
      <text:p text:style-name="P7"><text:span text:style-name="T1"/></text:p>
      <text:p text:style-name="P7"><text:span text:style-name="T1"/></text:p>
      <text:p text:style-name="P7">2 Overall description</text:p>
      <text:p text:style-name="P8">2.1 Product perspective</text:p>
      <text:p text:style-name="P8"><text:s text:c="6"/>T</text:p>
      <text:p text:style-name="P7"><text:span text:style-name="T1"/></text:p>
      <text:p text:style-name="P5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sans" svg:font-family="gillsans, helvetica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0:40:07.627339171</meta:creation-date>
    <dc:date>2019-02-11T12:43:07.683092039</dc:date>
    <meta:editing-duration>PT23M49S</meta:editing-duration>
    <meta:editing-cycles>1</meta:editing-cycles>
    <meta:document-statistic meta:table-count="1" meta:image-count="0" meta:object-count="0" meta:page-count="1" meta:paragraph-count="26" meta:word-count="157" meta:character-count="1105" meta:non-whitespace-character-count="906"/>
    <meta:generator>LibreOffice/5.2.7.2$Linux_X86_64 LibreOffice_project/20m0$Build-2</meta:generator>
  </office:meta>
</office:document-meta>
</file>